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1.27cm" style:auto-text-indent="false"/>
    </style:style>
    <style:style style:name="P3" style:family="paragraph" style:parent-style-name="Standard">
      <style:text-properties officeooo:paragraph-rsid="001feaeb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officeooo:rsid="001feaeb"/>
    </style:style>
    <style:style style:name="T2" style:family="text">
      <style:text-properties officeooo:rsid="00264263"/>
    </style:style>
    <style:style style:name="T3" style:family="text">
      <style:text-properties officeooo:rsid="0027ee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ste cronograma de atividades tem a duração de 16 semanas e encontra-se em execução.</text:p>
      <text:p text:style-name="Standard"/>
      <text:p text:style-name="Standard">Semana 01: 15 a 21 de fevereiro;</text:p>
      <text:p text:style-name="Standard"><text:tab/>Pesquisa de linguagem de categoria 2h;</text:p>
      <text:p text:style-name="Standard"><text:tab/>Pesquisa teórica 4h;</text:p>
      <text:p text:style-name="Standard"><text:tab/>Design de marca 4h;</text:p>
      <text:p text:style-name="Standard"><text:tab/>Design de rótulos 2h;</text:p>
      <text:p text:style-name="Standard"><text:tab/>Reunião de planejamento 2h;</text:p>
      <text:p text:style-name="Standard"><text:tab/>Pesquisa e definição de fornecedores (potes, tampas e lacres) 3h;</text:p>
      <text:p text:style-name="Standard"/>
      <text:p text:style-name="Standard">Semana 02: 22 a 28 de fevereiro;</text:p>
      <text:p text:style-name="Standard"><text:tab/>Pesquisa teórica 2h</text:p>
      <text:p text:style-name="Standard"><text:tab/>Design de marca 4h;</text:p>
      <text:p text:style-name="P1">Design de rótulos 6h;</text:p>
      <text:p text:style-name="P1">Pesquisa e definição de fornecedores (adesivos) 2h;</text:p>
      <text:p text:style-name="P1"/>
      <text:p text:style-name="Standard">Semana 03: 01 a 07 de março;</text:p>
      <text:p text:style-name="Standard"><text:tab/>Pesquisa teórica + legislação e formalização 4h;</text:p>
      <text:p text:style-name="Standard"><text:tab/><text:span text:style-name="T1">Negociação de aquisição de embalagens (compra e transporte) 3h;</text:span></text:p>
      <text:p text:style-name="Standard"><text:tab/>Embalagem de mel para teste piloto de venda 2h;</text:p>
      <text:p text:style-name="P1">Design de rótulos 2h;</text:p>
      <text:p text:style-name="P1">Testes de impressão e correção dos rótulos 2h;</text:p>
      <text:p text:style-name="P1"/>
      <text:p text:style-name="Standard">Semana 04: 08 a 14 de março;</text:p>
      <text:p text:style-name="Standard"><text:tab/>Estudo de concorrência direta e indireta 2h;</text:p>
      <text:p text:style-name="Standard"><text:tab/><text:span text:style-name="T1">Estudo de materiais para confecção de embalagens 2h;</text:span></text:p>
      <text:p text:style-name="P3"><text:tab/>Design de Embalagens <text:span text:style-name="T1">(estudo linguagem de categoria, esboços em papel)</text:span> <text:span text:style-name="T1">4</text:span>h;</text:p>
      <text:p text:style-name="P2">Preparação de pitch e canvas 4h;</text:p>
      <text:p text:style-name="P2"/>
      <text:p text:style-name="Standard">Semana 05 <text:span text:style-name="T1">15 a 24 de março</text:span>:</text:p>
      <text:p text:style-name="Standard"><text:tab/><text:span text:style-name="T1">Manual de marca (12h);</text:span></text:p>
      <text:p text:style-name="Standard">Semana 06 <text:span text:style-name="T3">25 a 31 de março</text:span>: </text:p>
      <text:p text:style-name="Standard"><text:tab/><text:span text:style-name="T2">Estudo de mercado (8h);</text:span></text:p>
      <text:p text:style-name="Standard">Semana 07:</text:p>
      <text:p text:style-name="Standard"/>
      <text:p text:style-name="Standard">Semana 08:</text:p>
      <text:p text:style-name="Standard"/>
      <text:p text:style-name="Standard">Semana 09:</text:p>
      <text:p text:style-name="Standard"/>
      <text:p text:style-name="Standard">Semana 10:</text:p>
      <text:p text:style-name="Standard"/>
      <text:p text:style-name="Standard">Semana 11:</text:p>
      <text:p text:style-name="Standard"/>
      <text:p text:style-name="Standard">Semana 12:</text:p>
      <text:p text:style-name="Standard"/>
      <text:p text:style-name="Standard">Semana 13:</text:p>
      <text:p text:style-name="Standard"/>
      <text:p text:style-name="Standard">Semana 14:</text:p>
      <text:p text:style-name="Standard"><text:soft-page-break/></text:p>
      <text:p text:style-name="Standard">Semana 15:</text:p>
      <text:p text:style-name="Standard"/>
      <text:p text:style-name="Standard">Semana 16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dc:date>2019-03-31T10:14:48.035000000</dc:date>
    <meta:editing-duration>PT4H14M3S</meta:editing-duration>
    <meta:editing-cycles>4</meta:editing-cycles>
    <meta:document-statistic meta:table-count="0" meta:image-count="0" meta:object-count="0" meta:page-count="2" meta:paragraph-count="38" meta:word-count="202" meta:character-count="1147" meta:non-whitespace-character-count="966"/>
  </office:meta>
</office:document-meta>
</file>